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Times New Roman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Azione_20_attore" style:list-style-name="Numerazione_20_UC"/>
    <style:style style:name="P6" style:family="paragraph" style:parent-style-name="Azione_20_attore" style:list-style-name="Numerazione_20_UC">
      <style:text-properties style:font-name="Times New Roman"/>
    </style:style>
    <style:style style:name="P7" style:family="paragraph" style:parent-style-name="Azione_20_sistema">
      <style:text-properties style:font-name="Times New Roman"/>
    </style:style>
    <style:style style:name="T1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Aggiungi tirocinante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Responsabile scientifico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ervizio e viene riconosciuto come Responsabile scientifico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972275919" text:style-name="Numerazione_20_UC">
              <text:list-item text:start-value="1">
                <text:p text:style-name="P6">L'utente accede alla funzione per aggiungere il tirocinante alla lista dei tirocinanti.</text:p>
              </text:list-item>
              <text:list-item>
                <text:p text:style-name="P7">Il sistema restituisce una form contenente i campi da compilare.</text:p>
              </text:list-item>
              <text:list-item>
                <text:p text:style-name="P5">L'utente inserisce i dati relativi al tirocinante (dati anagrafici, numero di matricola, corso di laurea, nome del tutor, recapiti, ore di tirocinio ed orari di disponibilità) e conferma.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un messaggio di avvenuto inserimento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Table_20_Contents"><text:span text:style-name="T2">a. Nel caso di un errore utente, il sistema mostra all'utente un messaggio di errore che ne indica la causa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Il responsabile deve visualizzare la pagina da compilare entro 20 secondi.</text:p>
          </table:table-cell>
        </table:table-row>
      </table:table>
      <text:p text:style-name="P4">UC_M_5: Aggiunta di un tirocinante alla lista di tirocinanti disponibili per l'asi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T6S</meta:editing-duration>
    <meta:editing-cycles>8</meta:editing-cycles>
    <meta:generator>LibreOffice/3.5$Linux_X86_64 LibreOffice_project/350m1$Build-2</meta:generator>
    <dc:date>2012-10-29T13:28:12</dc:date>
    <meta:document-statistic meta:table-count="1" meta:image-count="0" meta:object-count="0" meta:page-count="1" meta:paragraph-count="17" meta:word-count="135" meta:character-count="572" meta:non-whitespace-character-count="795"/>
  </office:meta>
</office:document-meta>
</file>